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8" calcext:value-type="float">
            <text:p>8</text:p>
          </table:table-cell>
          <table:table-cell office:value-type="float" office:value="0.833" calcext:value-type="float">
            <text:p>0,833</text:p>
          </table:table-cell>
          <table:table-cell table:formula="of:=[.C28]*[.D28]" office:value-type="float" office:value="6.664" calcext:value-type="float">
            <text:p>6,66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6]*[.D36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37]*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table:formula="of:=[.C38]*[.D38]" office:value-type="float" office:value="1.47" calcext:value-type="float">
            <text:p>1,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39]*[.D39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0]*[.D40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1]*[.D41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2]*[.D42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3]*[.D43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4]*[.D44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5]*[.D45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6]*[.D46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47]*[.D47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48]*[.D48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49]*[.D49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0]*[.D50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1]*[.D51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2]*[.D52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3]*[.D53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4]*[.D54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5]*[.D55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7]*[.D57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8]*[.D58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0]*[.D60]" office:value-type="float" office:value="0.396" calcext:value-type="float">
            <text:p>0,396</text:p>
          </table:table-cell>
          <table:table-cell/>
          <table:table-cell table:formula="of:=SUM([.E33:.E62])" office:value-type="float" office:value="47.3045" calcext:value-type="float">
            <text:p>47,3045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/>
          <table:table-cell table:number-columns-repeated="2"/>
          <table:table-cell table:formula="of:=[.C61]*[.D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2]*[.D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2])" office:value-type="float" office:value="96.4025" calcext:value-type="float">
            <text:p>96,402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.00.0000</text:date>, <text:time style:data-style-name="N2" text:time-value="16:39:20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26T18:08:00.356000000</dc:date>
    <meta:editing-duration>PT10H7M28S</meta:editing-duration>
    <meta:editing-cycles>17</meta:editing-cycles>
    <meta:generator>LibreOffice/4.4.5.2$Windows_x86 LibreOffice_project/a22f674fd25a3b6f45bdebf25400ed2adff0ff99</meta:generator>
    <meta:document-statistic meta:table-count="1" meta:cell-count="292" meta:object-count="0"/>
  </office:meta>
</office:document-meta>
</file>